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language="en" fo:country="US"/>
    </style:style>
    <style:style style:name="P2" style:family="paragraph" style:parent-style-name="Standard">
      <style:text-properties style:font-name="Century Gothic" fo:language="en" fo:country="US" fo:font-weight="bold" style:font-weight-asian="bold"/>
    </style:style>
    <style:style style:name="P3" style:family="paragraph" style:parent-style-name="Standard" style:list-style-name="WW8Num12">
      <style:text-properties style:font-name="Century Gothic" fo:language="en" fo:country="US"/>
    </style:style>
    <style:style style:name="P4" style:family="paragraph" style:parent-style-name="Standard" style:list-style-name="WW8Num12">
      <style:paragraph-properties fo:margin-left="0.25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language="en" fo:country="US"/>
    </style:style>
    <style:style style:name="P5" style:family="paragraph" style:parent-style-name="Subtitle">
      <style:paragraph-properties fo:margin-left="0in" fo:margin-right="0in" fo:text-indent="0.5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5">Variabel dan Tipe Data</text:p>
      <text:p text:style-name="P1"/>
      <text:p text:style-name="P1"/>
      <text:p text:style-name="P2">Objective :</text:p>
      <text:list xml:id="list2084688957" text:style-name="WW8Num12">
        <text:list-item>
          <text:p text:style-name="P3">Memahami Variabel</text:p>
        </text:list-item>
        <text:list-item>
          <text:p text:style-name="P3">Memahami jenis-jenis Variabel</text:p>
        </text:list-item>
        <text:list-item>
          <text:p text:style-name="P3">Memahami Tipe Data</text:p>
        </text:list-item>
      </text:list>
      <text:p text:style-name="P1"/>
      <text:p text:style-name="P1"/>
      <text:p text:style-name="P2">Preface :</text:p>
      <text:p text:style-name="P2"/>
      <text:list xml:id="list480238809" text:continue-numbering="true" text:style-name="WW8Num12">
        <text:list-item>
          <text:list>
            <text:list-item>
              <text:p text:style-name="P4">Apakah yang disebut Local Variabel ?</text:p>
            </text:list-item>
            <text:list-item>
              <text:p text:style-name="P4">Sebutkan beberapa jenis variabel pada java !</text:p>
            </text:list-item>
            <text:list-item>
              <text:p text:style-name="P4">Apakah yang disebut Parameter ?</text:p>
            </text:list-item>
            <text:list-item>
              <text:p text:style-name="P4">Apakah kegunaan Parameter ?</text:p>
            </text:list-item>
            <text:list-item>
              <text:p text:style-name="P4">Apakah yang disebut Variabel 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14T09:47:27</meta:creation-date>
    <meta:document-statistic meta:table-count="0" meta:image-count="0" meta:object-count="0" meta:page-count="1" meta:paragraph-count="12" meta:word-count="53" meta:character-count="297"/>
    <dc:date>2011-09-14T10:19:18</dc:date>
    <dc:creator>izwan </dc:creator>
    <meta:editing-duration>PT00H06M52S</meta:editing-duration>
    <meta:editing-cycles>1</meta:editing-cycles>
    <meta:generator>OpenOffice.org/3.2$Linux OpenOffice.org_project/320m12$Build-9483</meta:generator>
  </office:meta>
</office:document-meta>
</file>